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93.4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0.3_20__28_2_29_">
      <style:table-properties table:display="true" style:writing-mode="lr-tb"/>
    </style:style>
    <style:style style:name="ta3" style:family="table" style:master-page-name="PageStyle_5f_0.3">
      <style:table-properties table:display="true" style:writing-mode="lr-tb"/>
    </style:style>
    <style:style style:name="ta4" style:family="table" style:master-page-name="PageStyle_5f_0.2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color="#2b7e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istance 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.43" calcext:value-type="float">
            <text:p>119.43</text:p>
          </table:table-cell>
          <table:table-cell office:value-type="float" office:value="168.61" calcext:value-type="float">
            <text:p>168.61</text:p>
          </table:table-cell>
          <table:table-cell office:value-type="float" office:value="26.81" calcext:value-type="float">
            <text:p>26.8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31.34" calcext:value-type="float">
            <text:p>131.34</text:p>
          </table:table-cell>
          <table:table-cell office:value-type="float" office:value="23.21" calcext:value-type="float">
            <text:p>23.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.13" calcext:value-type="float">
            <text:p>114.13</text:p>
          </table:table-cell>
          <table:table-cell office:value-type="float" office:value="127.32" calcext:value-type="float">
            <text:p>127.32</text:p>
          </table:table-cell>
          <table:table-cell office:value-type="float" office:value="21.55" calcext:value-type="float">
            <text:p>21.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.5" calcext:value-type="float">
            <text:p>92.5</text:p>
          </table:table-cell>
          <table:table-cell office:value-type="float" office:value="101.92" calcext:value-type="float">
            <text:p>101.92</text:p>
          </table:table-cell>
          <table:table-cell office:value-type="float" office:value="18.77" calcext:value-type="float">
            <text:p>18.7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52" calcext:value-type="float">
            <text:p>81.52</text:p>
          </table:table-cell>
          <table:table-cell office:value-type="float" office:value="84.07" calcext:value-type="float">
            <text:p>84.07</text:p>
          </table:table-cell>
          <table:table-cell office:value-type="float" office:value="16.18" calcext:value-type="float">
            <text:p>16.1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68" calcext:value-type="float">
            <text:p>65.68</text:p>
          </table:table-cell>
          <table:table-cell office:value-type="float" office:value="70.75" calcext:value-type="float">
            <text:p>70.75</text:p>
          </table:table-cell>
          <table:table-cell office:value-type="float" office:value="13.96" calcext:value-type="float">
            <text:p>13.9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.53" calcext:value-type="float">
            <text:p>55.53</text:p>
          </table:table-cell>
          <table:table-cell office:value-type="float" office:value="66.13" calcext:value-type="float">
            <text:p>66.13</text:p>
          </table:table-cell>
          <table:table-cell office:value-type="float" office:value="12.63" calcext:value-type="float">
            <text:p>12.6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.26" calcext:value-type="float">
            <text:p>53.26</text:p>
          </table:table-cell>
          <table:table-cell office:value-type="float" office:value="69.2" calcext:value-type="float">
            <text:p>69.2</text:p>
          </table:table-cell>
          <table:table-cell office:value-type="float" office:value="14.15" calcext:value-type="float">
            <text:p>14.1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.01" calcext:value-type="float">
            <text:p>103.01</text:p>
          </table:table-cell>
          <table:table-cell office:value-type="float" office:value="120.43" calcext:value-type="float">
            <text:p>120.43</text:p>
          </table:table-cell>
          <table:table-cell office:value-type="float" office:value="31.85" calcext:value-type="float">
            <text:p>31.8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1.5" calcext:value-type="float">
            <text:p>561.5</text:p>
          </table:table-cell>
          <table:table-cell office:value-type="float" office:value="716.4" calcext:value-type="float">
            <text:p>716.4</text:p>
          </table:table-cell>
          <table:table-cell office:value-type="float" office:value="151.79" calcext:value-type="float">
            <text:p>151.7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.67" calcext:value-type="float">
            <text:p>57.67</text:p>
          </table:table-cell>
          <table:table-cell office:value-type="float" office:value="325.9" calcext:value-type="float">
            <text:p>325.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1.2" calcext:value-type="float">
            <text:p>131.2</text:p>
          </table:table-cell>
          <table:table-cell office:value-type="float" office:value="724.1" calcext:value-type="float">
            <text:p>724.1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.49" calcext:value-type="float">
            <text:p>163.49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1.3" calcext:value-type="float">
            <text:p>301.3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9.2" calcext:value-type="float">
            <text:p>389.2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4.3" calcext:value-type="float">
            <text:p>424.3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8.6" calcext:value-type="float">
            <text:p>518.6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5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2">
          <table:table-cell office:value-type="string" calcext:value-type="string">
            <text:p>Distance inch</text:p>
          </table:table-cell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31.96" calcext:value-type="float">
            <text:p>131.96</text:p>
          </table:table-cell>
          <table:table-cell table:formula="of:=1/[.C2]" office:value-type="float" office:value="0.00757805395574416" calcext:value-type="float">
            <text:p>0.007578053955744</text:p>
          </table:table-cell>
          <table:table-cell office:value-type="float" office:value="138.86" calcext:value-type="float">
            <text:p>138.86</text:p>
          </table:table-cell>
          <table:table-cell table:formula="of:=1/[.E2]" office:value-type="float" office:value="0.0072014979115656" calcext:value-type="float">
            <text:p>0.007201497911566</text:p>
          </table:table-cell>
          <table:table-cell office:value-type="float" office:value="28.87" calcext:value-type="float">
            <text:p>28.87</text:p>
          </table:table-cell>
          <table:table-cell table:formula="of:=[.E2]/[.G2]" office:value-type="float" office:value="4.80983720124697" calcext:value-type="float">
            <text:p>4.80983720124697</text:p>
          </table:table-cell>
          <table:table-cell table:formula="of:=AVERAGE([.F2];[.D2])" office:value-type="float" office:value="0.00738977593365488" calcext:value-type="float">
            <text:p>0.00738977593365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113.84" calcext:value-type="float">
            <text:p>113.84</text:p>
          </table:table-cell>
          <table:table-cell table:formula="of:=1/[.C3]" office:value-type="float" office:value="0.00878425860857344" calcext:value-type="float">
            <text:p>0.008784258608573</text:p>
          </table:table-cell>
          <table:table-cell office:value-type="float" office:value="112.85" calcext:value-type="float">
            <text:p>112.85</text:p>
          </table:table-cell>
          <table:table-cell table:formula="of:=1/[.E3]" office:value-type="float" office:value="0.00886132033673017" calcext:value-type="float">
            <text:p>0.00886132033673</text:p>
          </table:table-cell>
          <table:table-cell table:number-columns-repeated="2"/>
          <table:table-cell table:formula="of:=AVERAGE([.F3];[.D3])" office:value-type="float" office:value="0.0088227894726518" calcext:value-type="float">
            <text:p>0.00882278947265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97.32" calcext:value-type="float">
            <text:p>97.32</text:p>
          </table:table-cell>
          <table:table-cell table:formula="of:=1/[.C4]" office:value-type="float" office:value="0.010275380189067" calcext:value-type="float">
            <text:p>0.010275380189067</text:p>
          </table:table-cell>
          <table:table-cell office:value-type="float" office:value="97.51" calcext:value-type="float">
            <text:p>97.51</text:p>
          </table:table-cell>
          <table:table-cell table:formula="of:=1/[.E4]" office:value-type="float" office:value="0.0102553584247769" calcext:value-type="float">
            <text:p>0.010255358424777</text:p>
          </table:table-cell>
          <table:table-cell table:number-columns-repeated="2"/>
          <table:table-cell table:formula="of:=AVERAGE([.F4];[.D4])" office:value-type="float" office:value="0.010265369306922" calcext:value-type="float">
            <text:p>0.01026536930692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78.18" calcext:value-type="float">
            <text:p>78.18</text:p>
          </table:table-cell>
          <table:table-cell table:formula="of:=1/[.C5]" office:value-type="float" office:value="0.0127909951394218" calcext:value-type="float">
            <text:p>0.012790995139422</text:p>
          </table:table-cell>
          <table:table-cell office:value-type="float" office:value="80.97" calcext:value-type="float">
            <text:p>80.97</text:p>
          </table:table-cell>
          <table:table-cell table:formula="of:=1/[.E5]" office:value-type="float" office:value="0.0123502531801902" calcext:value-type="float">
            <text:p>0.01235025318019</text:p>
          </table:table-cell>
          <table:table-cell table:number-columns-repeated="2"/>
          <table:table-cell table:formula="of:=AVERAGE([.F5];[.D5])" office:value-type="float" office:value="0.012570624159806" calcext:value-type="float">
            <text:p>0.01257062415980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62.65" calcext:value-type="float">
            <text:p>62.65</text:p>
          </table:table-cell>
          <table:table-cell table:formula="of:=1/[.C6]" office:value-type="float" office:value="0.0159616919393456" calcext:value-type="float">
            <text:p>0.015961691939346</text:p>
          </table:table-cell>
          <table:table-cell office:value-type="float" office:value="67.69" calcext:value-type="float">
            <text:p>67.69</text:p>
          </table:table-cell>
          <table:table-cell table:formula="of:=1/[.E6]" office:value-type="float" office:value="0.0147732309055991" calcext:value-type="float">
            <text:p>0.014773230905599</text:p>
          </table:table-cell>
          <table:table-cell table:number-columns-repeated="2"/>
          <table:table-cell table:formula="of:=AVERAGE([.F6];[.D6])" office:value-type="float" office:value="0.0153674614224723" calcext:value-type="float">
            <text:p>0.015367461422472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56.13" calcext:value-type="float">
            <text:p>56.13</text:p>
          </table:table-cell>
          <table:table-cell table:formula="of:=1/[.C7]" office:value-type="float" office:value="0.0178157847853198" calcext:value-type="float">
            <text:p>0.01781578478532</text:p>
          </table:table-cell>
          <table:table-cell office:value-type="float" office:value="56.07" calcext:value-type="float">
            <text:p>56.07</text:p>
          </table:table-cell>
          <table:table-cell table:formula="of:=1/[.E7]" office:value-type="float" office:value="0.0178348492955235" calcext:value-type="float">
            <text:p>0.017834849295524</text:p>
          </table:table-cell>
          <table:table-cell table:number-columns-repeated="2"/>
          <table:table-cell table:formula="of:=AVERAGE([.F7];[.D7])" office:value-type="float" office:value="0.0178253170404216" calcext:value-type="float">
            <text:p>0.01782531704042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46.68" calcext:value-type="float">
            <text:p>46.68</text:p>
          </table:table-cell>
          <table:table-cell table:formula="of:=1/[.C8]" office:value-type="float" office:value="0.0214224507283633" calcext:value-type="float">
            <text:p>0.021422450728363</text:p>
          </table:table-cell>
          <table:table-cell office:value-type="float" office:value="47.56" calcext:value-type="float">
            <text:p>47.56</text:p>
          </table:table-cell>
          <table:table-cell table:formula="of:=1/[.E8]" office:value-type="float" office:value="0.0210260723296888" calcext:value-type="float">
            <text:p>0.021026072329689</text:p>
          </table:table-cell>
          <table:table-cell table:number-columns-repeated="2"/>
          <table:table-cell table:formula="of:=AVERAGE([.F8];[.D8])" office:value-type="float" office:value="0.0212242615290261" calcext:value-type="float">
            <text:p>0.02122426152902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41.98" calcext:value-type="float">
            <text:p>41.98</text:p>
          </table:table-cell>
          <table:table-cell table:formula="of:=1/[.C9]" office:value-type="float" office:value="0.0238208670795617" calcext:value-type="float">
            <text:p>0.023820867079562</text:p>
          </table:table-cell>
          <table:table-cell office:value-type="float" office:value="41.56" calcext:value-type="float">
            <text:p>41.56</text:p>
          </table:table-cell>
          <table:table-cell table:formula="of:=1/[.E9]" office:value-type="float" office:value="0.0240615976900866" calcext:value-type="float">
            <text:p>0.024061597690087</text:p>
          </table:table-cell>
          <table:table-cell table:number-columns-repeated="2"/>
          <table:table-cell table:formula="of:=AVERAGE([.F9];[.D9])" office:value-type="float" office:value="0.0239412323848242" calcext:value-type="float">
            <text:p>0.023941232384824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41.63" calcext:value-type="float">
            <text:p>41.63</text:p>
          </table:table-cell>
          <table:table-cell table:formula="of:=1/[.C10]" office:value-type="float" office:value="0.0240211386019697" calcext:value-type="float">
            <text:p>0.02402113860197</text:p>
          </table:table-cell>
          <table:table-cell office:value-type="float" office:value="42.79" calcext:value-type="float">
            <text:p>42.79</text:p>
          </table:table-cell>
          <table:table-cell table:formula="of:=1/[.E10]" office:value-type="float" office:value="0.0233699462491236" calcext:value-type="float">
            <text:p>0.023369946249124</text:p>
          </table:table-cell>
          <table:table-cell table:number-columns-repeated="2"/>
          <table:table-cell table:formula="of:=AVERAGE([.F10];[.D10])" office:value-type="float" office:value="0.0236955424255467" calcext:value-type="float">
            <text:p>0.023695542425547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39.19" calcext:value-type="float">
            <text:p>39.19</text:p>
          </table:table-cell>
          <table:table-cell table:formula="of:=1/[.C11]" office:value-type="float" office:value="0.025516713447308" calcext:value-type="float">
            <text:p>0.025516713447308</text:p>
          </table:table-cell>
          <table:table-cell office:value-type="float" office:value="38.96" calcext:value-type="float">
            <text:p>38.96</text:p>
          </table:table-cell>
          <table:table-cell table:formula="of:=1/[.E11]" office:value-type="float" office:value="0.0256673511293634" calcext:value-type="float">
            <text:p>0.025667351129364</text:p>
          </table:table-cell>
          <table:table-cell table:number-columns-repeated="2"/>
          <table:table-cell table:formula="of:=AVERAGE([.F11];[.D11])" office:value-type="float" office:value="0.0255920322883357" calcext:value-type="float">
            <text:p>0.025592032288336</text:p>
          </table:table-cell>
          <table:table-cell table:number-columns-repeated="10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[.A12]*25.4)+100" office:value-type="float" office:value="112.7" calcext:value-type="float">
            <text:p>112.7</text:p>
          </table:table-cell>
          <table:table-cell office:value-type="float" office:value="139.7" calcext:value-type="float">
            <text:p>139.7</text:p>
          </table:table-cell>
          <table:table-cell table:formula="of:=1/[.C12]" office:value-type="float" office:value="0.00715819613457409" calcext:value-type="float">
            <text:p>0.007158196134574</text:p>
          </table:table-cell>
          <table:table-cell office:value-type="float" office:value="88.28" calcext:value-type="float">
            <text:p>88.28</text:p>
          </table:table-cell>
          <table:table-cell table:formula="of:=1/[.E12]" office:value-type="float" office:value="0.0113275940190304" calcext:value-type="float">
            <text:p>0.01132759401903</text:p>
          </table:table-cell>
          <table:table-cell table:number-columns-repeated="2"/>
          <table:table-cell table:formula="of:=AVERAGE([.F12];[.D12])" office:value-type="float" office:value="0.00924289507680222" calcext:value-type="float">
            <text:p>0.009242895076802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3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46.2" calcext:value-type="float">
            <text:p>346.2</text:p>
          </table:table-cell>
          <table:table-cell table:formula="of:=1/[.E13]" office:value-type="float" office:value="0.00288850375505488" calcext:value-type="float">
            <text:p>0.002888503755055</text:p>
          </table:table-cell>
          <table:table-cell office:value-type="float" office:value="67.76" calcext:value-type="float">
            <text:p>67.76</text:p>
          </table:table-cell>
          <table:table-cell table:formula="of:=[.E13]/[.G13]" office:value-type="float" office:value="5.10920897284534" calcext:value-type="float">
            <text:p>5.10920897284534</text:p>
          </table:table-cell>
          <table:table-cell table:formula="of:=AVERAGE([.F13];[.D13])" office:value-type="float" office:value="0.00288850375505488" calcext:value-type="float">
            <text:p>0.00288850375505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4]*25.4)+100" office:value-type="float" office:value="862" calcext:value-type="float">
            <text:p>862</text:p>
          </table:table-cell>
          <table:table-cell table:number-columns-repeated="2"/>
          <table:table-cell table:style-name="ce1" table:formula="of:=[.G14]*[.$H$15]" office:value-type="float" office:value="563.748989304536" calcext:value-type="float">
            <text:p>563.748989304536</text:p>
          </table:table-cell>
          <table:table-cell table:formula="of:=1/[.E14]" office:value-type="float" office:value="0.00177383910033017" calcext:value-type="float">
            <text:p>0.00177383910033</text:p>
          </table:table-cell>
          <table:table-cell office:value-type="float" office:value="113.67" calcext:value-type="float">
            <text:p>113.67</text:p>
          </table:table-cell>
          <table:table-cell/>
          <table:table-cell table:formula="of:=AVERAGE([.F14];[.D14])" office:value-type="float" office:value="0.00177383910033017" calcext:value-type="float">
            <text:p>0.00177383910033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5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5]*[.$H$15]" office:value-type="float" office:value="848.078447884892" calcext:value-type="float">
            <text:p>848.078447884892</text:p>
          </table:table-cell>
          <table:table-cell table:formula="of:=1/[.E15]" office:value-type="float" office:value="0.00117913620195632" calcext:value-type="float">
            <text:p>0.001179136201956</text:p>
          </table:table-cell>
          <table:table-cell office:value-type="float" office:value="171" calcext:value-type="float">
            <text:p>171</text:p>
          </table:table-cell>
          <table:table-cell table:formula="of:=AVERAGE([.H2];[.H13])" office:value-type="float" office:value="4.95952308704615" calcext:value-type="float">
            <text:p>4.95952308704615</text:p>
          </table:table-cell>
          <table:table-cell table:formula="of:=AVERAGE([.F15];[.D15])" office:value-type="float" office:value="0.00117913620195632" calcext:value-type="float">
            <text:p>0.001179136201956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6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6]*[.$H$15]" office:value-type="float" office:value="1324.68861655003" calcext:value-type="float">
            <text:p>1324.68861655003</text:p>
          </table:table-cell>
          <table:table-cell table:formula="of:=1/[.E16]" office:value-type="float" office:value="0.000754894386127032" calcext:value-type="float">
            <text:p>0.000754894386127</text:p>
          </table:table-cell>
          <table:table-cell office:value-type="float" office:value="267.1" calcext:value-type="float">
            <text:p>267.1</text:p>
          </table:table-cell>
          <table:table-cell/>
          <table:table-cell table:formula="of:=AVERAGE([.F16];[.D16])" office:value-type="float" office:value="0.000754894386127032" calcext:value-type="float">
            <text:p>0.000754894386127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7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7]*[.$H$15]" office:value-type="float" office:value="1703.10022809165" calcext:value-type="float">
            <text:p>1703.10022809165</text:p>
          </table:table-cell>
          <table:table-cell table:formula="of:=1/[.E17]" office:value-type="float" office:value="0.000587164503595021" calcext:value-type="float">
            <text:p>0.000587164503595</text:p>
          </table:table-cell>
          <table:table-cell office:value-type="float" office:value="343.4" calcext:value-type="float">
            <text:p>343.4</text:p>
          </table:table-cell>
          <table:table-cell/>
          <table:table-cell table:formula="of:=AVERAGE([.F17];[.D17])" office:value-type="float" office:value="0.000587164503595021" calcext:value-type="float">
            <text:p>0.00058716450359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8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8]*[.$H$15]" office:value-type="float" office:value="2300.22680777201" calcext:value-type="float">
            <text:p>2300.22680777201</text:p>
          </table:table-cell>
          <table:table-cell table:formula="of:=1/[.E18]" office:value-type="float" office:value="0.000434739738108086" calcext:value-type="float">
            <text:p>0.000434739738108</text:p>
          </table:table-cell>
          <table:table-cell office:value-type="float" office:value="463.8" calcext:value-type="float">
            <text:p>463.8</text:p>
          </table:table-cell>
          <table:table-cell/>
          <table:table-cell table:formula="of:=AVERAGE([.F18];[.D18])" office:value-type="float" office:value="0.000434739738108086" calcext:value-type="float">
            <text:p>0.000434739738108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9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9]*[.$H$15]" office:value-type="float" office:value="2790.72364108087" calcext:value-type="float">
            <text:p>2790.72364108087</text:p>
          </table:table-cell>
          <table:table-cell table:formula="of:=1/[.E19]" office:value-type="float" office:value="0.000358329999172792" calcext:value-type="float">
            <text:p>0.000358329999173</text:p>
          </table:table-cell>
          <table:table-cell office:value-type="float" office:value="562.7" calcext:value-type="float">
            <text:p>562.7</text:p>
          </table:table-cell>
          <table:table-cell/>
          <table:table-cell table:formula="of:=AVERAGE([.F19];[.D19])" office:value-type="float" office:value="0.000358329999172792" calcext:value-type="float">
            <text:p>0.000358329999173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20]*[.$H$15]" office:value-type="float" office:value="3463.73092399303" calcext:value-type="float">
            <text:p>3463.73092399303</text:p>
          </table:table-cell>
          <table:table-cell table:formula="of:=1/[.E20]" office:value-type="float" office:value="0.000288706028829511" calcext:value-type="float">
            <text:p>0.00028870602883</text:p>
          </table:table-cell>
          <table:table-cell office:value-type="float" office:value="698.4" calcext:value-type="float">
            <text:p>698.4</text:p>
          </table:table-cell>
          <table:table-cell/>
          <table:table-cell table:formula="of:=AVERAGE([.F20];[.D20])" office:value-type="float" office:value="0.000288706028829511" calcext:value-type="float">
            <text:p>0.0002887060288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4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2">
          <table:table-cell office:value-type="string" calcext:value-type="string">
            <text:p>Distance inch</text:p>
          </table:table-cell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 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26.96" calcext:value-type="float">
            <text:p>126.96</text:p>
          </table:table-cell>
          <table:table-cell table:formula="of:=1/[.C2]" office:value-type="float" office:value="0.00787649653434153" calcext:value-type="float">
            <text:p>0.007876496534342</text:p>
          </table:table-cell>
          <table:table-cell office:value-type="float" office:value="108.71" calcext:value-type="float">
            <text:p>108.71</text:p>
          </table:table-cell>
          <table:table-cell table:formula="of:=1/[.E2]" office:value-type="float" office:value="0.00919878576027964" calcext:value-type="float">
            <text:p>0.00919878576028</text:p>
          </table:table-cell>
          <table:table-cell office:value-type="float" office:value="24.07" calcext:value-type="float">
            <text:p>24.07</text:p>
          </table:table-cell>
          <table:table-cell table:formula="of:=[.E2]/[.G2]" office:value-type="float" office:value="4.51641046946406" calcext:value-type="float">
            <text:p>4.51641046946406</text:p>
          </table:table-cell>
          <table:table-cell table:formula="of:=AVERAGE([.F2];[.D2])" office:value-type="float" office:value="0.00853764114731059" calcext:value-type="float">
            <text:p>0.00853764114731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98.36" calcext:value-type="float">
            <text:p>98.36</text:p>
          </table:table-cell>
          <table:table-cell table:formula="of:=1/[.C3]" office:value-type="float" office:value="0.0101667344448963" calcext:value-type="float">
            <text:p>0.010166734444896</text:p>
          </table:table-cell>
          <table:table-cell office:value-type="float" office:value="98.44" calcext:value-type="float">
            <text:p>98.44</text:p>
          </table:table-cell>
          <table:table-cell table:formula="of:=1/[.E3]" office:value-type="float" office:value="0.0101584721657863" calcext:value-type="float">
            <text:p>0.010158472165786</text:p>
          </table:table-cell>
          <table:table-cell table:number-columns-repeated="2"/>
          <table:table-cell table:formula="of:=AVERAGE([.F3];[.D3])" office:value-type="float" office:value="0.0101626033053413" calcext:value-type="float">
            <text:p>0.01016260330534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94.9" calcext:value-type="float">
            <text:p>94.9</text:p>
          </table:table-cell>
          <table:table-cell table:formula="of:=1/[.C4]" office:value-type="float" office:value="0.0105374077976818" calcext:value-type="float">
            <text:p>0.010537407797682</text:p>
          </table:table-cell>
          <table:table-cell office:value-type="float" office:value="86.81" calcext:value-type="float">
            <text:p>86.81</text:p>
          </table:table-cell>
          <table:table-cell table:formula="of:=1/[.E4]" office:value-type="float" office:value="0.0115194102061974" calcext:value-type="float">
            <text:p>0.011519410206198</text:p>
          </table:table-cell>
          <table:table-cell table:number-columns-repeated="2"/>
          <table:table-cell table:formula="of:=AVERAGE([.F4];[.D4])" office:value-type="float" office:value="0.0110284090019396" calcext:value-type="float">
            <text:p>0.0110284090019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76.05" calcext:value-type="float">
            <text:p>76.05</text:p>
          </table:table-cell>
          <table:table-cell table:formula="of:=1/[.C5]" office:value-type="float" office:value="0.0131492439184747" calcext:value-type="float">
            <text:p>0.013149243918475</text:p>
          </table:table-cell>
          <table:table-cell office:value-type="float" office:value="81.7" calcext:value-type="float">
            <text:p>81.7</text:p>
          </table:table-cell>
          <table:table-cell table:formula="of:=1/[.E5]" office:value-type="float" office:value="0.0122399020807834" calcext:value-type="float">
            <text:p>0.012239902080783</text:p>
          </table:table-cell>
          <table:table-cell table:number-columns-repeated="2"/>
          <table:table-cell table:formula="of:=AVERAGE([.F5];[.D5])" office:value-type="float" office:value="0.012694572999629" calcext:value-type="float">
            <text:p>0.01269457299962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66.08" calcext:value-type="float">
            <text:p>66.08</text:p>
          </table:table-cell>
          <table:table-cell table:formula="of:=1/[.C6]" office:value-type="float" office:value="0.0151331719128329" calcext:value-type="float">
            <text:p>0.015133171912833</text:p>
          </table:table-cell>
          <table:table-cell office:value-type="float" office:value="68.63" calcext:value-type="float">
            <text:p>68.63</text:p>
          </table:table-cell>
          <table:table-cell table:formula="of:=1/[.E6]" office:value-type="float" office:value="0.0145708873670407" calcext:value-type="float">
            <text:p>0.014570887367041</text:p>
          </table:table-cell>
          <table:table-cell table:number-columns-repeated="2"/>
          <table:table-cell table:formula="of:=AVERAGE([.F6];[.D6])" office:value-type="float" office:value="0.0148520296399368" calcext:value-type="float">
            <text:p>0.014852029639937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56.18" calcext:value-type="float">
            <text:p>56.18</text:p>
          </table:table-cell>
          <table:table-cell table:formula="of:=1/[.C7]" office:value-type="float" office:value="0.0177999288002848" calcext:value-type="float">
            <text:p>0.017799928800285</text:p>
          </table:table-cell>
          <table:table-cell office:value-type="float" office:value="60.53" calcext:value-type="float">
            <text:p>60.53</text:p>
          </table:table-cell>
          <table:table-cell table:formula="of:=1/[.E7]" office:value-type="float" office:value="0.0165207335205683" calcext:value-type="float">
            <text:p>0.016520733520568</text:p>
          </table:table-cell>
          <table:table-cell table:number-columns-repeated="2"/>
          <table:table-cell table:formula="of:=AVERAGE([.F7];[.D7])" office:value-type="float" office:value="0.0171603311604266" calcext:value-type="float">
            <text:p>0.017160331160427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52.73" calcext:value-type="float">
            <text:p>52.73</text:p>
          </table:table-cell>
          <table:table-cell table:formula="of:=1/[.C8]" office:value-type="float" office:value="0.018964536317087" calcext:value-type="float">
            <text:p>0.018964536317087</text:p>
          </table:table-cell>
          <table:table-cell office:value-type="float" office:value="51.67" calcext:value-type="float">
            <text:p>51.67</text:p>
          </table:table-cell>
          <table:table-cell table:formula="of:=1/[.E8]" office:value-type="float" office:value="0.0193535900909619" calcext:value-type="float">
            <text:p>0.019353590090962</text:p>
          </table:table-cell>
          <table:table-cell table:number-columns-repeated="2"/>
          <table:table-cell table:formula="of:=AVERAGE([.F8];[.D8])" office:value-type="float" office:value="0.0191590632040245" calcext:value-type="float">
            <text:p>0.019159063204025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49.95" calcext:value-type="float">
            <text:p>49.95</text:p>
          </table:table-cell>
          <table:table-cell table:formula="of:=1/[.C9]" office:value-type="float" office:value="0.02002002002002" calcext:value-type="float">
            <text:p>0.02002002002002</text:p>
          </table:table-cell>
          <table:table-cell office:value-type="float" office:value="49.48" calcext:value-type="float">
            <text:p>49.48</text:p>
          </table:table-cell>
          <table:table-cell table:formula="of:=1/[.E9]" office:value-type="float" office:value="0.0202101859337106" calcext:value-type="float">
            <text:p>0.020210185933711</text:p>
          </table:table-cell>
          <table:table-cell table:number-columns-repeated="2"/>
          <table:table-cell table:formula="of:=AVERAGE([.F9];[.D9])" office:value-type="float" office:value="0.0201151029768653" calcext:value-type="float">
            <text:p>0.020115102976865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47.08" calcext:value-type="float">
            <text:p>47.08</text:p>
          </table:table-cell>
          <table:table-cell table:formula="of:=1/[.C10]" office:value-type="float" office:value="0.0212404418011895" calcext:value-type="float">
            <text:p>0.02124044180119</text:p>
          </table:table-cell>
          <table:table-cell office:value-type="float" office:value="46.85" calcext:value-type="float">
            <text:p>46.85</text:p>
          </table:table-cell>
          <table:table-cell table:formula="of:=1/[.E10]" office:value-type="float" office:value="0.0213447171824973" calcext:value-type="float">
            <text:p>0.021344717182497</text:p>
          </table:table-cell>
          <table:table-cell table:number-columns-repeated="2"/>
          <table:table-cell table:formula="of:=AVERAGE([.F10];[.D10])" office:value-type="float" office:value="0.0212925794918434" calcext:value-type="float">
            <text:p>0.021292579491843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71.8" calcext:value-type="float">
            <text:p>71.8</text:p>
          </table:table-cell>
          <table:table-cell table:formula="of:=1/[.C11]" office:value-type="float" office:value="0.0139275766016713" calcext:value-type="float">
            <text:p>0.013927576601671</text:p>
          </table:table-cell>
          <table:table-cell office:value-type="float" office:value="62.61" calcext:value-type="float">
            <text:p>62.61</text:p>
          </table:table-cell>
          <table:table-cell table:formula="of:=1/[.E11]" office:value-type="float" office:value="0.0159718894745248" calcext:value-type="float">
            <text:p>0.015971889474525</text:p>
          </table:table-cell>
          <table:table-cell table:number-columns-repeated="2"/>
          <table:table-cell table:formula="of:=AVERAGE([.F11];[.D11])" office:value-type="float" office:value="0.0149497330380981" calcext:value-type="float">
            <text:p>0.014949733038098</text:p>
          </table:table-cell>
          <table:table-cell table:number-columns-repeated="10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[.A12]*25.4)+100" office:value-type="float" office:value="112.7" calcext:value-type="float">
            <text:p>112.7</text:p>
          </table:table-cell>
          <table:table-cell office:value-type="float" office:value="268" calcext:value-type="float">
            <text:p>268</text:p>
          </table:table-cell>
          <table:table-cell table:formula="of:=1/[.C12]" office:value-type="float" office:value="0.00373134328358209" calcext:value-type="float">
            <text:p>0.003731343283582</text:p>
          </table:table-cell>
          <table:table-cell office:value-type="float" office:value="277.8" calcext:value-type="float">
            <text:p>277.8</text:p>
          </table:table-cell>
          <table:table-cell table:formula="of:=1/[.E12]" office:value-type="float" office:value="0.00359971202303816" calcext:value-type="float">
            <text:p>0.003599712023038</text:p>
          </table:table-cell>
          <table:table-cell table:number-columns-repeated="2"/>
          <table:table-cell table:formula="of:=AVERAGE([.F12];[.D12])" office:value-type="float" office:value="0.00366552765331012" calcext:value-type="float">
            <text:p>0.00366552765331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3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table:formula="of:=1/[.E13]" office:value-type="float" office:value="0.00306842589751457" calcext:value-type="float">
            <text:p>0.003068425897515</text:p>
          </table:table-cell>
          <table:table-cell office:value-type="float" office:value="58.01" calcext:value-type="float">
            <text:p>58.01</text:p>
          </table:table-cell>
          <table:table-cell table:formula="of:=[.E13]/[.G13]" office:value-type="float" office:value="5.61799689708671" calcext:value-type="float">
            <text:p>5.61799689708671</text:p>
          </table:table-cell>
          <table:table-cell table:formula="of:=AVERAGE([.F13];[.D13])" office:value-type="float" office:value="0.00306842589751457" calcext:value-type="float">
            <text:p>0.00306842589751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4]*25.4)+100" office:value-type="float" office:value="862" calcext:value-type="float">
            <text:p>862</text:p>
          </table:table-cell>
          <table:table-cell table:number-columns-repeated="2"/>
          <table:table-cell table:style-name="ce1" table:formula="of:=[.G14]*[.$H$15]" office:value-type="float" office:value="493.241606530026" calcext:value-type="float">
            <text:p>493.241606530026</text:p>
          </table:table-cell>
          <table:table-cell table:formula="of:=1/[.E14]" office:value-type="float" office:value="0.00202740398774353" calcext:value-type="float">
            <text:p>0.002027403987744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0.00202740398774353" calcext:value-type="float">
            <text:p>0.002027403987744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5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5]*[.$H$15]" office:value-type="float" office:value="798.084580115873" calcext:value-type="float">
            <text:p>798.084580115873</text:p>
          </table:table-cell>
          <table:table-cell table:formula="of:=1/[.E15]" office:value-type="float" office:value="0.00125300002645686" calcext:value-type="float">
            <text:p>0.001253000026457</text:p>
          </table:table-cell>
          <table:table-cell office:value-type="float" office:value="157.5" calcext:value-type="float">
            <text:p>157.5</text:p>
          </table:table-cell>
          <table:table-cell table:formula="of:=AVERAGE([.H2];[.H13])" office:value-type="float" office:value="5.06720368327539" calcext:value-type="float">
            <text:p>5.06720368327539</text:p>
          </table:table-cell>
          <table:table-cell office:value-type="float" office:value="0.00125300002645686" calcext:value-type="float">
            <text:p>0.001253000026457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6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6]*[.$H$15]" office:value-type="float" office:value="1072.7270197494" calcext:value-type="float">
            <text:p>1072.7270197494</text:p>
          </table:table-cell>
          <table:table-cell table:formula="of:=1/[.E16]" office:value-type="float" office:value="0.000932203609669132" calcext:value-type="float">
            <text:p>0.000932203609669</text:p>
          </table:table-cell>
          <table:table-cell office:value-type="float" office:value="211.7" calcext:value-type="float">
            <text:p>211.7</text:p>
          </table:table-cell>
          <table:table-cell/>
          <table:table-cell office:value-type="float" office:value="0.000932203609669132" calcext:value-type="float">
            <text:p>0.000932203609669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7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7]*[.$H$15]" office:value-type="float" office:value="1471.00922925484" calcext:value-type="float">
            <text:p>1471.00922925484</text:p>
          </table:table-cell>
          <table:table-cell table:formula="of:=1/[.E17]" office:value-type="float" office:value="0.000679805388105254" calcext:value-type="float">
            <text:p>0.000679805388105</text:p>
          </table:table-cell>
          <table:table-cell office:value-type="float" office:value="290.3" calcext:value-type="float">
            <text:p>290.3</text:p>
          </table:table-cell>
          <table:table-cell/>
          <table:table-cell office:value-type="float" office:value="0.000679805388105254" calcext:value-type="float">
            <text:p>0.00067980538810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8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8]*[.$H$15]" office:value-type="float" office:value="1883.47960907346" calcext:value-type="float">
            <text:p>1883.47960907346</text:p>
          </table:table-cell>
          <table:table-cell table:formula="of:=1/[.E18]" office:value-type="float" office:value="0.000530932214600364" calcext:value-type="float">
            <text:p>0.0005309322146</text:p>
          </table:table-cell>
          <table:table-cell office:value-type="float" office:value="371.7" calcext:value-type="float">
            <text:p>371.7</text:p>
          </table:table-cell>
          <table:table-cell/>
          <table:table-cell office:value-type="float" office:value="0.000530932214600364" calcext:value-type="float">
            <text:p>0.0005309322146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9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9]*[.$H$15]" office:value-type="float" office:value="2090.72823971942" calcext:value-type="float">
            <text:p>2090.72823971942</text:p>
          </table:table-cell>
          <table:table-cell table:formula="of:=1/[.E19]" office:value-type="float" office:value="0.000478302239861743" calcext:value-type="float">
            <text:p>0.000478302239862</text:p>
          </table:table-cell>
          <table:table-cell office:value-type="float" office:value="412.6" calcext:value-type="float">
            <text:p>412.6</text:p>
          </table:table-cell>
          <table:table-cell/>
          <table:table-cell office:value-type="float" office:value="0.000478302239861743" calcext:value-type="float">
            <text:p>0.000478302239862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20]*[.$H$15]" office:value-type="float" office:value="275.199832038686" calcext:value-type="float">
            <text:p>275.199832038686</text:p>
          </table:table-cell>
          <table:table-cell table:formula="of:=1/[.E20]" office:value-type="float" office:value="0.00363372314798297" calcext:value-type="float">
            <text:p>0.003633723147983</text:p>
          </table:table-cell>
          <table:table-cell office:value-type="float" office:value="54.31" calcext:value-type="float">
            <text:p>54.31</text:p>
          </table:table-cell>
          <table:table-cell/>
          <table:table-cell office:value-type="float" office:value="0.00363372314798297" calcext:value-type="float">
            <text:p>0.003633723147983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3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Distance </text:p>
          </table:table-cell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06.62" calcext:value-type="float">
            <text:p>106.62</text:p>
          </table:table-cell>
          <table:table-cell table:formula="of:=1/[.C2]" office:value-type="float" office:value="0.009379103357719" calcext:value-type="float">
            <text:p>0.009379103357719</text:p>
          </table:table-cell>
          <table:table-cell office:value-type="float" office:value="114.39" calcext:value-type="float">
            <text:p>114.39</text:p>
          </table:table-cell>
          <table:table-cell table:formula="of:=1/[.E2]" office:value-type="float" office:value="0.00874202290410001" calcext:value-type="float">
            <text:p>0.0087420229041</text:p>
          </table:table-cell>
          <table:table-cell office:value-type="float" office:value="26.6" calcext:value-type="float">
            <text:p>26.6</text:p>
          </table:table-cell>
          <table:table-cell table:formula="of:=[.E2]/[.G2]" office:value-type="float" office:value="4.30037593984962" calcext:value-type="float">
            <text:p>4.30037593984962</text:p>
          </table:table-cell>
          <table:table-cell table:formula="of:=AVERAGE([.F2];[.D2])" office:value-type="float" office:value="0.00906056313090951" calcext:value-type="float">
            <text:p>0.0090605631309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101.31" calcext:value-type="float">
            <text:p>101.31</text:p>
          </table:table-cell>
          <table:table-cell table:formula="of:=1/[.C3]" office:value-type="float" office:value="0.00987069390978186" calcext:value-type="float">
            <text:p>0.009870693909782</text:p>
          </table:table-cell>
          <table:table-cell office:value-type="float" office:value="103.4" calcext:value-type="float">
            <text:p>103.4</text:p>
          </table:table-cell>
          <table:table-cell table:formula="of:=1/[.E3]" office:value-type="float" office:value="0.00967117988394584" calcext:value-type="float">
            <text:p>0.009671179883946</text:p>
          </table:table-cell>
          <table:table-cell table:number-columns-repeated="2"/>
          <table:table-cell table:formula="of:=AVERAGE([.F3];[.D3])" office:value-type="float" office:value="0.00977093689686385" calcext:value-type="float">
            <text:p>0.00977093689686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94.54" calcext:value-type="float">
            <text:p>94.54</text:p>
          </table:table-cell>
          <table:table-cell table:formula="of:=1/[.C4]" office:value-type="float" office:value="0.01057753331923" calcext:value-type="float">
            <text:p>0.01057753331923</text:p>
          </table:table-cell>
          <table:table-cell office:value-type="float" office:value="83.82" calcext:value-type="float">
            <text:p>83.82</text:p>
          </table:table-cell>
          <table:table-cell table:formula="of:=1/[.E4]" office:value-type="float" office:value="0.0119303268909568" calcext:value-type="float">
            <text:p>0.011930326890957</text:p>
          </table:table-cell>
          <table:table-cell table:number-columns-repeated="2"/>
          <table:table-cell table:formula="of:=AVERAGE([.F4];[.D4])" office:value-type="float" office:value="0.0112539301050934" calcext:value-type="float">
            <text:p>0.01125393010509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76.63" calcext:value-type="float">
            <text:p>76.63</text:p>
          </table:table-cell>
          <table:table-cell table:formula="of:=1/[.C5]" office:value-type="float" office:value="0.0130497194310322" calcext:value-type="float">
            <text:p>0.013049719431032</text:p>
          </table:table-cell>
          <table:table-cell office:value-type="float" office:value="73.88" calcext:value-type="float">
            <text:p>73.88</text:p>
          </table:table-cell>
          <table:table-cell table:formula="of:=1/[.E5]" office:value-type="float" office:value="0.0135354629128316" calcext:value-type="float">
            <text:p>0.013535462912832</text:p>
          </table:table-cell>
          <table:table-cell table:number-columns-repeated="2"/>
          <table:table-cell table:formula="of:=AVERAGE([.F5];[.D5])" office:value-type="float" office:value="0.0132925911719319" calcext:value-type="float">
            <text:p>0.01329259117193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69.1" calcext:value-type="float">
            <text:p>69.1</text:p>
          </table:table-cell>
          <table:table-cell table:formula="of:=1/[.C6]" office:value-type="float" office:value="0.0144717800289436" calcext:value-type="float">
            <text:p>0.014471780028944</text:p>
          </table:table-cell>
          <table:table-cell office:value-type="float" office:value="63.88" calcext:value-type="float">
            <text:p>63.88</text:p>
          </table:table-cell>
          <table:table-cell table:formula="of:=1/[.E6]" office:value-type="float" office:value="0.0156543519098309" calcext:value-type="float">
            <text:p>0.015654351909831</text:p>
          </table:table-cell>
          <table:table-cell table:number-columns-repeated="2"/>
          <table:table-cell table:formula="of:=AVERAGE([.F6];[.D6])" office:value-type="float" office:value="0.0150630659693872" calcext:value-type="float">
            <text:p>0.015063065969387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60.38" calcext:value-type="float">
            <text:p>60.38</text:p>
          </table:table-cell>
          <table:table-cell table:formula="of:=1/[.C7]" office:value-type="float" office:value="0.0165617754223253" calcext:value-type="float">
            <text:p>0.016561775422325</text:p>
          </table:table-cell>
          <table:table-cell office:value-type="float" office:value="56.58" calcext:value-type="float">
            <text:p>56.58</text:p>
          </table:table-cell>
          <table:table-cell table:formula="of:=1/[.E7]" office:value-type="float" office:value="0.0176740897843761" calcext:value-type="float">
            <text:p>0.017674089784376</text:p>
          </table:table-cell>
          <table:table-cell table:number-columns-repeated="2"/>
          <table:table-cell table:formula="of:=AVERAGE([.F7];[.D7])" office:value-type="float" office:value="0.0171179326033507" calcext:value-type="float">
            <text:p>0.017117932603351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49.96" calcext:value-type="float">
            <text:p>49.96</text:p>
          </table:table-cell>
          <table:table-cell table:formula="of:=1/[.C8]" office:value-type="float" office:value="0.0200160128102482" calcext:value-type="float">
            <text:p>0.020016012810248</text:p>
          </table:table-cell>
          <table:table-cell office:value-type="float" office:value="51" calcext:value-type="float">
            <text:p>51</text:p>
          </table:table-cell>
          <table:table-cell table:formula="of:=1/[.E8]" office:value-type="float" office:value="0.0196078431372549" calcext:value-type="float">
            <text:p>0.019607843137255</text:p>
          </table:table-cell>
          <table:table-cell table:number-columns-repeated="2"/>
          <table:table-cell table:formula="of:=AVERAGE([.F8];[.D8])" office:value-type="float" office:value="0.0198119279737516" calcext:value-type="float">
            <text:p>0.01981192797375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39.91" calcext:value-type="float">
            <text:p>39.91</text:p>
          </table:table-cell>
          <table:table-cell table:formula="of:=1/[.C9]" office:value-type="float" office:value="0.0250563768479078" calcext:value-type="float">
            <text:p>0.025056376847908</text:p>
          </table:table-cell>
          <table:table-cell office:value-type="float" office:value="39.91" calcext:value-type="float">
            <text:p>39.91</text:p>
          </table:table-cell>
          <table:table-cell table:formula="of:=1/[.E9]" office:value-type="float" office:value="0.0250563768479078" calcext:value-type="float">
            <text:p>0.025056376847908</text:p>
          </table:table-cell>
          <table:table-cell table:number-columns-repeated="2"/>
          <table:table-cell table:formula="of:=AVERAGE([.F9];[.D9])" office:value-type="float" office:value="0.0250563768479078" calcext:value-type="float">
            <text:p>0.02505637684790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38.79" calcext:value-type="float">
            <text:p>38.79</text:p>
          </table:table-cell>
          <table:table-cell table:formula="of:=1/[.C10]" office:value-type="float" office:value="0.025779840164991" calcext:value-type="float">
            <text:p>0.025779840164991</text:p>
          </table:table-cell>
          <table:table-cell office:value-type="float" office:value="37.6" calcext:value-type="float">
            <text:p>37.6</text:p>
          </table:table-cell>
          <table:table-cell table:formula="of:=1/[.E10]" office:value-type="float" office:value="0.0265957446808511" calcext:value-type="float">
            <text:p>0.026595744680851</text:p>
          </table:table-cell>
          <table:table-cell table:number-columns-repeated="2"/>
          <table:table-cell table:formula="of:=AVERAGE([.F10];[.D10])" office:value-type="float" office:value="0.026187792422921" calcext:value-type="float">
            <text:p>0.02618779242292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44.67" calcext:value-type="float">
            <text:p>44.67</text:p>
          </table:table-cell>
          <table:table-cell table:formula="of:=1/[.C11]" office:value-type="float" office:value="0.0223863890754421" calcext:value-type="float">
            <text:p>0.022386389075442</text:p>
          </table:table-cell>
          <table:table-cell office:value-type="float" office:value="46.81" calcext:value-type="float">
            <text:p>46.81</text:p>
          </table:table-cell>
          <table:table-cell table:formula="of:=1/[.E11]" office:value-type="float" office:value="0.021362956633198" calcext:value-type="float">
            <text:p>0.021362956633198</text:p>
          </table:table-cell>
          <table:table-cell table:number-columns-repeated="2"/>
          <table:table-cell table:formula="of:=AVERAGE([.F11];[.D11])" office:value-type="float" office:value="0.0218746728543201" calcext:value-type="float">
            <text:p>0.02187467285432</text:p>
          </table:table-cell>
          <table:table-cell table:number-columns-repeated="10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[.A12]*25.4)+100" office:value-type="float" office:value="112.7" calcext:value-type="float">
            <text:p>112.7</text:p>
          </table:table-cell>
          <table:table-cell office:value-type="float" office:value="245.3" calcext:value-type="float">
            <text:p>245.3</text:p>
          </table:table-cell>
          <table:table-cell table:formula="of:=1/[.C12]" office:value-type="float" office:value="0.0040766408479413" calcext:value-type="float">
            <text:p>0.004076640847941</text:p>
          </table:table-cell>
          <table:table-cell office:value-type="float" office:value="238.2" calcext:value-type="float">
            <text:p>238.2</text:p>
          </table:table-cell>
          <table:table-cell table:formula="of:=1/[.E12]" office:value-type="float" office:value="0.00419815281276238" calcext:value-type="float">
            <text:p>0.004198152812762</text:p>
          </table:table-cell>
          <table:table-cell table:number-columns-repeated="2"/>
          <table:table-cell table:formula="of:=AVERAGE([.F12];[.D12])" office:value-type="float" office:value="0.00413739683035184" calcext:value-type="float">
            <text:p>0.004137396830352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3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table:formula="of:=1/[.E13]" office:value-type="float" office:value="0.00306842589751457" calcext:value-type="float">
            <text:p>0.003068425897515</text:p>
          </table:table-cell>
          <table:table-cell office:value-type="float" office:value="54.59" calcext:value-type="float">
            <text:p>54.59</text:p>
          </table:table-cell>
          <table:table-cell table:formula="of:=[.E13]/[.G13]" office:value-type="float" office:value="5.96995786774134" calcext:value-type="float">
            <text:p>5.96995786774134</text:p>
          </table:table-cell>
          <table:table-cell table:formula="of:=AVERAGE([.F13];[.D13])" office:value-type="float" office:value="0.00306842589751457" calcext:value-type="float">
            <text:p>0.00306842589751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4]*25.4)+100" office:value-type="float" office:value="862" calcext:value-type="float">
            <text:p>862</text:p>
          </table:table-cell>
          <table:table-cell table:number-columns-repeated="2"/>
          <table:table-cell table:style-name="ce1" table:formula="of:=[.G14]*[.$H$15]" office:value-type="float" office:value="475.824565305689" calcext:value-type="float">
            <text:p>475.824565305689</text:p>
          </table:table-cell>
          <table:table-cell table:formula="of:=1/[.E14]" office:value-type="float" office:value="0.00210161490791792" calcext:value-type="float">
            <text:p>0.002101614907918</text:p>
          </table:table-cell>
          <table:table-cell office:value-type="float" office:value="92.66" calcext:value-type="float">
            <text:p>92.66</text:p>
          </table:table-cell>
          <table:table-cell/>
          <table:table-cell table:formula="of:=AVERAGE([.F14];[.D14])" office:value-type="float" office:value="0.00210161490791792" calcext:value-type="float">
            <text:p>0.002101614907918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5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5]*[.$H$15]" office:value-type="float" office:value="742.082969267485" calcext:value-type="float">
            <text:p>742.082969267485</text:p>
          </table:table-cell>
          <table:table-cell table:formula="of:=1/[.E15]" office:value-type="float" office:value="0.00134755821304875" calcext:value-type="float">
            <text:p>0.001347558213049</text:p>
          </table:table-cell>
          <table:table-cell office:value-type="float" office:value="144.51" calcext:value-type="float">
            <text:p>144.51</text:p>
          </table:table-cell>
          <table:table-cell table:formula="of:=AVERAGE([.H2];[.H13])" office:value-type="float" office:value="5.13516690379548" calcext:value-type="float">
            <text:p>5.13516690379548</text:p>
          </table:table-cell>
          <table:table-cell table:formula="of:=AVERAGE([.F15];[.D15])" office:value-type="float" office:value="0.00134755821304875" calcext:value-type="float">
            <text:p>0.001347558213049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6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6]*[.$H$15]" office:value-type="float" office:value="1026.21175405449" calcext:value-type="float">
            <text:p>1026.21175405449</text:p>
          </table:table-cell>
          <table:table-cell table:formula="of:=1/[.E16]" office:value-type="float" office:value="0.000974457753040804" calcext:value-type="float">
            <text:p>0.000974457753041</text:p>
          </table:table-cell>
          <table:table-cell office:value-type="float" office:value="199.84" calcext:value-type="float">
            <text:p>199.84</text:p>
          </table:table-cell>
          <table:table-cell/>
          <table:table-cell table:formula="of:=AVERAGE([.F16];[.D16])" office:value-type="float" office:value="0.000974457753040804" calcext:value-type="float">
            <text:p>0.000974457753041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7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7]*[.$H$15]" office:value-type="float" office:value="1506.65796957359" calcext:value-type="float">
            <text:p>1506.65796957359</text:p>
          </table:table-cell>
          <table:table-cell table:formula="of:=1/[.E17]" office:value-type="float" office:value="0.000663720645424929" calcext:value-type="float">
            <text:p>0.000663720645425</text:p>
          </table:table-cell>
          <table:table-cell office:value-type="float" office:value="293.4" calcext:value-type="float">
            <text:p>293.4</text:p>
          </table:table-cell>
          <table:table-cell/>
          <table:table-cell table:formula="of:=AVERAGE([.F17];[.D17])" office:value-type="float" office:value="0.000663720645424929" calcext:value-type="float">
            <text:p>0.00066372064542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8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8]*[.$H$15]" office:value-type="float" office:value="1880.49812016991" calcext:value-type="float">
            <text:p>1880.49812016991</text:p>
          </table:table-cell>
          <table:table-cell table:formula="of:=1/[.E18]" office:value-type="float" office:value="0.000531773996088679" calcext:value-type="float">
            <text:p>0.000531773996089</text:p>
          </table:table-cell>
          <table:table-cell office:value-type="float" office:value="366.2" calcext:value-type="float">
            <text:p>366.2</text:p>
          </table:table-cell>
          <table:table-cell/>
          <table:table-cell table:formula="of:=AVERAGE([.F18];[.D18])" office:value-type="float" office:value="0.000531773996088679" calcext:value-type="float">
            <text:p>0.000531773996089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9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9]*[.$H$15]" office:value-type="float" office:value="2254.8517874566" calcext:value-type="float">
            <text:p>2254.8517874566</text:p>
          </table:table-cell>
          <table:table-cell table:formula="of:=1/[.E19]" office:value-type="float" office:value="0.000443488128826405" calcext:value-type="float">
            <text:p>0.000443488128826</text:p>
          </table:table-cell>
          <table:table-cell office:value-type="float" office:value="439.1" calcext:value-type="float">
            <text:p>439.1</text:p>
          </table:table-cell>
          <table:table-cell/>
          <table:table-cell table:formula="of:=AVERAGE([.F19];[.D19])" office:value-type="float" office:value="0.000443488128826405" calcext:value-type="float">
            <text:p>0.000443488128826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20]*[.$H$15]" office:value-type="float" office:value="2788.90914545133" calcext:value-type="float">
            <text:p>2788.90914545133</text:p>
          </table:table-cell>
          <table:table-cell table:formula="of:=1/[.E20]" office:value-type="float" office:value="0.000358563132696878" calcext:value-type="float">
            <text:p>0.000358563132697</text:p>
          </table:table-cell>
          <table:table-cell office:value-type="float" office:value="543.1" calcext:value-type="float">
            <text:p>543.1</text:p>
          </table:table-cell>
          <table:table-cell/>
          <table:table-cell table:formula="of:=AVERAGE([.F20];[.D20])" office:value-type="float" office:value="0.000358563132696878" calcext:value-type="float">
            <text:p>0.000358563132697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2" table:style-name="ta4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Distance </text:p>
          </table:table-cell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19.43" calcext:value-type="float">
            <text:p>119.43</text:p>
          </table:table-cell>
          <table:table-cell table:formula="of:=1/[.C2]" office:value-type="float" office:value="0.00837310558486143" calcext:value-type="float">
            <text:p>0.008373105584861</text:p>
          </table:table-cell>
          <table:table-cell office:value-type="float" office:value="168.61" calcext:value-type="float">
            <text:p>168.61</text:p>
          </table:table-cell>
          <table:table-cell table:formula="of:=1/[.E2]" office:value-type="float" office:value="0.00593084633177154" calcext:value-type="float">
            <text:p>0.005930846331772</text:p>
          </table:table-cell>
          <table:table-cell table:number-columns-repeated="2"/>
          <table:table-cell table:formula="of:=AVERAGE([.F2];[.D2])" office:value-type="float" office:value="0.00715197595831649" calcext:value-type="float">
            <text:p>0.00715197595831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116.26" calcext:value-type="float">
            <text:p>116.26</text:p>
          </table:table-cell>
          <table:table-cell table:formula="of:=1/[.C3]" office:value-type="float" office:value="0.00860141063134354" calcext:value-type="float">
            <text:p>0.008601410631344</text:p>
          </table:table-cell>
          <table:table-cell office:value-type="float" office:value="131.34" calcext:value-type="float">
            <text:p>131.34</text:p>
          </table:table-cell>
          <table:table-cell table:formula="of:=1/[.E3]" office:value-type="float" office:value="0.0076138267093041" calcext:value-type="float">
            <text:p>0.007613826709304</text:p>
          </table:table-cell>
          <table:table-cell table:number-columns-repeated="2"/>
          <table:table-cell table:formula="of:=AVERAGE([.F3];[.D3])" office:value-type="float" office:value="0.00810761867032382" calcext:value-type="float">
            <text:p>0.00810761867032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114.13" calcext:value-type="float">
            <text:p>114.13</text:p>
          </table:table-cell>
          <table:table-cell table:formula="of:=1/[.C4]" office:value-type="float" office:value="0.00876193814071673" calcext:value-type="float">
            <text:p>0.008761938140717</text:p>
          </table:table-cell>
          <table:table-cell office:value-type="float" office:value="127.32" calcext:value-type="float">
            <text:p>127.32</text:p>
          </table:table-cell>
          <table:table-cell table:formula="of:=1/[.E4]" office:value-type="float" office:value="0.00785422557335847" calcext:value-type="float">
            <text:p>0.007854225573358</text:p>
          </table:table-cell>
          <table:table-cell table:number-columns-repeated="2"/>
          <table:table-cell table:formula="of:=AVERAGE([.F4];[.D4])" office:value-type="float" office:value="0.0083080818570376" calcext:value-type="float">
            <text:p>0.00830808185703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92.5" calcext:value-type="float">
            <text:p>92.5</text:p>
          </table:table-cell>
          <table:table-cell table:formula="of:=1/[.C5]" office:value-type="float" office:value="0.0108108108108108" calcext:value-type="float">
            <text:p>0.010810810810811</text:p>
          </table:table-cell>
          <table:table-cell office:value-type="float" office:value="101.92" calcext:value-type="float">
            <text:p>101.92</text:p>
          </table:table-cell>
          <table:table-cell table:formula="of:=1/[.E5]" office:value-type="float" office:value="0.0098116169544741" calcext:value-type="float">
            <text:p>0.009811616954474</text:p>
          </table:table-cell>
          <table:table-cell table:number-columns-repeated="2"/>
          <table:table-cell table:formula="of:=AVERAGE([.F5];[.D5])" office:value-type="float" office:value="0.0103112138826425" calcext:value-type="float">
            <text:p>0.01031121388264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81.52" calcext:value-type="float">
            <text:p>81.52</text:p>
          </table:table-cell>
          <table:table-cell table:formula="of:=1/[.C6]" office:value-type="float" office:value="0.0122669283611384" calcext:value-type="float">
            <text:p>0.012266928361138</text:p>
          </table:table-cell>
          <table:table-cell office:value-type="float" office:value="84.07" calcext:value-type="float">
            <text:p>84.07</text:p>
          </table:table-cell>
          <table:table-cell table:formula="of:=1/[.E6]" office:value-type="float" office:value="0.0118948495301534" calcext:value-type="float">
            <text:p>0.011894849530154</text:p>
          </table:table-cell>
          <table:table-cell table:number-columns-repeated="2"/>
          <table:table-cell table:formula="of:=AVERAGE([.F6];[.D6])" office:value-type="float" office:value="0.0120808889456459" calcext:value-type="float">
            <text:p>0.012080888945646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65.68" calcext:value-type="float">
            <text:p>65.68</text:p>
          </table:table-cell>
          <table:table-cell table:formula="of:=1/[.C7]" office:value-type="float" office:value="0.0152253349573691" calcext:value-type="float">
            <text:p>0.015225334957369</text:p>
          </table:table-cell>
          <table:table-cell office:value-type="float" office:value="70.75" calcext:value-type="float">
            <text:p>70.75</text:p>
          </table:table-cell>
          <table:table-cell table:formula="of:=1/[.E7]" office:value-type="float" office:value="0.0141342756183746" calcext:value-type="float">
            <text:p>0.014134275618375</text:p>
          </table:table-cell>
          <table:table-cell table:number-columns-repeated="2"/>
          <table:table-cell table:formula="of:=AVERAGE([.F7];[.D7])" office:value-type="float" office:value="0.0146798052878718" calcext:value-type="float">
            <text:p>0.01467980528787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55.53" calcext:value-type="float">
            <text:p>55.53</text:p>
          </table:table-cell>
          <table:table-cell table:formula="of:=1/[.C8]" office:value-type="float" office:value="0.0180082838105529" calcext:value-type="float">
            <text:p>0.018008283810553</text:p>
          </table:table-cell>
          <table:table-cell office:value-type="float" office:value="66.13" calcext:value-type="float">
            <text:p>66.13</text:p>
          </table:table-cell>
          <table:table-cell table:formula="of:=1/[.E8]" office:value-type="float" office:value="0.0151217299259035" calcext:value-type="float">
            <text:p>0.015121729925904</text:p>
          </table:table-cell>
          <table:table-cell table:number-columns-repeated="2"/>
          <table:table-cell table:formula="of:=AVERAGE([.F8];[.D8])" office:value-type="float" office:value="0.0165650068682282" calcext:value-type="float">
            <text:p>0.016565006868228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53.26" calcext:value-type="float">
            <text:p>53.26</text:p>
          </table:table-cell>
          <table:table-cell table:formula="of:=1/[.C9]" office:value-type="float" office:value="0.0187758167480285" calcext:value-type="float">
            <text:p>0.018775816748029</text:p>
          </table:table-cell>
          <table:table-cell office:value-type="float" office:value="69.2" calcext:value-type="float">
            <text:p>69.2</text:p>
          </table:table-cell>
          <table:table-cell table:formula="of:=1/[.E9]" office:value-type="float" office:value="0.0144508670520231" calcext:value-type="float">
            <text:p>0.014450867052023</text:p>
          </table:table-cell>
          <table:table-cell table:number-columns-repeated="2"/>
          <table:table-cell table:formula="of:=AVERAGE([.F9];[.D9])" office:value-type="float" office:value="0.0166133419000258" calcext:value-type="float">
            <text:p>0.016613341900026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103.01" calcext:value-type="float">
            <text:p>103.01</text:p>
          </table:table-cell>
          <table:table-cell table:formula="of:=1/[.C10]" office:value-type="float" office:value="0.00970779535967382" calcext:value-type="float">
            <text:p>0.009707795359674</text:p>
          </table:table-cell>
          <table:table-cell office:value-type="float" office:value="120.43" calcext:value-type="float">
            <text:p>120.43</text:p>
          </table:table-cell>
          <table:table-cell table:formula="of:=1/[.E10]" office:value-type="float" office:value="0.00830357884248111" calcext:value-type="float">
            <text:p>0.008303578842481</text:p>
          </table:table-cell>
          <table:table-cell table:number-columns-repeated="2"/>
          <table:table-cell table:formula="of:=AVERAGE([.F10];[.D10])" office:value-type="float" office:value="0.00900568710107746" calcext:value-type="float">
            <text:p>0.009005687101077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561.5" calcext:value-type="float">
            <text:p>561.5</text:p>
          </table:table-cell>
          <table:table-cell table:formula="of:=1/[.C11]" office:value-type="float" office:value="0.00178094390026714" calcext:value-type="float">
            <text:p>0.001780943900267</text:p>
          </table:table-cell>
          <table:table-cell office:value-type="float" office:value="716.4" calcext:value-type="float">
            <text:p>716.4</text:p>
          </table:table-cell>
          <table:table-cell table:formula="of:=1/[.E11]" office:value-type="float" office:value="0.00139586823003908" calcext:value-type="float">
            <text:p>0.001395868230039</text:p>
          </table:table-cell>
          <table:table-cell office:value-type="float" office:value="26.05" calcext:value-type="float">
            <text:p>26.05</text:p>
          </table:table-cell>
          <table:table-cell table:formula="of:=[.E11]/[.G11]" office:value-type="float" office:value="27.5009596928983" calcext:value-type="float">
            <text:p>27.5009596928983</text:p>
          </table:table-cell>
          <table:table-cell table:formula="of:=AVERAGE([.F11];[.D11])" office:value-type="float" office:value="0.00158840606515311" calcext:value-type="float">
            <text:p>0.001588406065153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2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table:formula="of:=1/[.E12]" office:value-type="float" office:value="0.00306842589751457" calcext:value-type="float">
            <text:p>0.003068425897515</text:p>
          </table:table-cell>
          <table:table-cell office:value-type="float" office:value="57.67" calcext:value-type="float">
            <text:p>57.67</text:p>
          </table:table-cell>
          <table:table-cell table:formula="of:=[.E12]/[.G12]" office:value-type="float" office:value="5.65111843246055" calcext:value-type="float">
            <text:p>5.65111843246055</text:p>
          </table:table-cell>
          <table:table-cell table:formula="of:=AVERAGE([.F12];[.D12])" office:value-type="float" office:value="0.00306842589751457" calcext:value-type="float">
            <text:p>0.00306842589751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3]*25.4)+100" office:value-type="float" office:value="862" calcext:value-type="float">
            <text:p>862</text:p>
          </table:table-cell>
          <table:table-cell table:number-columns-repeated="2"/>
          <table:table-cell office:value-type="float" office:value="725.1" calcext:value-type="float">
            <text:p>725.1</text:p>
          </table:table-cell>
          <table:table-cell table:formula="of:=1/[.E13]" office:value-type="float" office:value="0.00137912012136257" calcext:value-type="float">
            <text:p>0.001379120121363</text:p>
          </table:table-cell>
          <table:table-cell office:value-type="float" office:value="131.2" calcext:value-type="float">
            <text:p>131.2</text:p>
          </table:table-cell>
          <table:table-cell table:formula="of:=[.E13]/[.G13]" office:value-type="float" office:value="5.52667682926829" calcext:value-type="float">
            <text:p>5.52667682926829</text:p>
          </table:table-cell>
          <table:table-cell table:formula="of:=AVERAGE([.F13];[.D13])" office:value-type="float" office:value="0.00137912012136257" calcext:value-type="float">
            <text:p>0.001379120121363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4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4]*[.$H$14]" office:value-type="float" office:value="913.728873670024" calcext:value-type="float">
            <text:p>913.728873670024</text:p>
          </table:table-cell>
          <table:table-cell table:formula="of:=1/[.E14]" office:value-type="float" office:value="0.00109441654829563" calcext:value-type="float">
            <text:p>0.001094416548296</text:p>
          </table:table-cell>
          <table:table-cell office:value-type="float" office:value="163.49" calcext:value-type="float">
            <text:p>163.49</text:p>
          </table:table-cell>
          <table:table-cell table:formula="of:=AVERAGE([.H12:.H13])" office:value-type="float" office:value="5.58889763086442" calcext:value-type="float">
            <text:p>5.58889763086442</text:p>
          </table:table-cell>
          <table:table-cell table:formula="of:=AVERAGE([.F14];[.D14])" office:value-type="float" office:value="0.00109441654829563" calcext:value-type="float">
            <text:p>0.001094416548296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5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5]*[.$H$14]" office:value-type="float" office:value="1162.4907072198" calcext:value-type="float">
            <text:p>1162.4907072198</text:p>
          </table:table-cell>
          <table:table-cell table:formula="of:=1/[.E15]" office:value-type="float" office:value="0.000860221930196405" calcext:value-type="float">
            <text:p>0.000860221930196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F15];[.D15])" office:value-type="float" office:value="0.000860221930196405" calcext:value-type="float">
            <text:p>0.000860221930196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6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6]*[.$H$14]" office:value-type="float" office:value="1683.93485617945" calcext:value-type="float">
            <text:p>1683.93485617945</text:p>
          </table:table-cell>
          <table:table-cell table:formula="of:=1/[.E16]" office:value-type="float" office:value="0.000593847200401103" calcext:value-type="float">
            <text:p>0.000593847200401</text:p>
          </table:table-cell>
          <table:table-cell office:value-type="float" office:value="301.3" calcext:value-type="float">
            <text:p>301.3</text:p>
          </table:table-cell>
          <table:table-cell/>
          <table:table-cell table:formula="of:=AVERAGE([.F16];[.D16])" office:value-type="float" office:value="0.000593847200401103" calcext:value-type="float">
            <text:p>0.000593847200401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7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7]*[.$H$14]" office:value-type="float" office:value="2175.19895793243" calcext:value-type="float">
            <text:p>2175.19895793243</text:p>
          </table:table-cell>
          <table:table-cell table:formula="of:=1/[.E17]" office:value-type="float" office:value="0.000459728061358819" calcext:value-type="float">
            <text:p>0.000459728061359</text:p>
          </table:table-cell>
          <table:table-cell office:value-type="float" office:value="389.2" calcext:value-type="float">
            <text:p>389.2</text:p>
          </table:table-cell>
          <table:table-cell/>
          <table:table-cell table:formula="of:=AVERAGE([.F17];[.D17])" office:value-type="float" office:value="0.000459728061358819" calcext:value-type="float">
            <text:p>0.000459728061359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8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8]*[.$H$14]" office:value-type="float" office:value="2371.36926477577" calcext:value-type="float">
            <text:p>2371.36926477577</text:p>
          </table:table-cell>
          <table:table-cell table:formula="of:=1/[.E18]" office:value-type="float" office:value="0.000421697293143654" calcext:value-type="float">
            <text:p>0.000421697293144</text:p>
          </table:table-cell>
          <table:table-cell office:value-type="float" office:value="424.3" calcext:value-type="float">
            <text:p>424.3</text:p>
          </table:table-cell>
          <table:table-cell/>
          <table:table-cell table:formula="of:=AVERAGE([.F18];[.D18])" office:value-type="float" office:value="0.000421697293143654" calcext:value-type="float">
            <text:p>0.000421697293144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19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19]*[.$H$14]" office:value-type="float" office:value="2898.40231136629" calcext:value-type="float">
            <text:p>2898.40231136629</text:p>
          </table:table-cell>
          <table:table-cell table:formula="of:=1/[.E19]" office:value-type="float" office:value="0.000345017665794162" calcext:value-type="float">
            <text:p>0.000345017665794</text:p>
          </table:table-cell>
          <table:table-cell office:value-type="float" office:value="518.6" calcext:value-type="float">
            <text:p>518.6</text:p>
          </table:table-cell>
          <table:table-cell/>
          <table:table-cell table:formula="of:=AVERAGE([.F19];[.D19])" office:value-type="float" office:value="0.000345017665794162" calcext:value-type="float">
            <text:p>0.000345017665794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3_20__28_2_29_" style:display-name="PageStyle_0.3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3" style:display-name="PageStyle_0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2" style:display-name="PageStyle_0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1-24T04:44:45</meta:creation-date>
    <dc:date>2018-01-05T14:36:51.090229979</dc:date>
    <meta:generator>LibreOffice/5.3.1.2$Linux_X86_64 LibreOffice_project/30m0$Build-2</meta:generator>
    <meta:editing-duration>PT4M3S</meta:editing-duration>
    <meta:editing-cycles>1</meta:editing-cycles>
    <meta:document-statistic meta:table-count="6" meta:cell-count="6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